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weight="bold" officeooo:rsid="0008deb3" officeooo:paragraph-rsid="0008deb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normal" officeooo:rsid="0008deb3" officeooo:paragraph-rsid="0008deb3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normal" officeooo:rsid="0008deb3" officeooo:paragraph-rsid="000c8452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normal" officeooo:rsid="00095c37" officeooo:paragraph-rsid="0008deb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normal" officeooo:rsid="00095c37" officeooo:paragraph-rsid="00095c3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normal" officeooo:rsid="00095c37" officeooo:paragraph-rsid="000c845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fo:font-weight="normal" officeooo:rsid="000a3eef" officeooo:paragraph-rsid="00095c3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weight="normal" officeooo:rsid="000ac782" officeooo:paragraph-rsid="000ac782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weight="normal" officeooo:rsid="000ac782" officeooo:paragraph-rsid="000c8452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font-weight="normal" officeooo:rsid="000c8452" officeooo:paragraph-rsid="000c845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fo:font-weight="normal" officeooo:rsid="00095c37" officeooo:paragraph-rsid="00095c37" fo:background-color="#b4c7d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weight="normal" officeooo:rsid="00095c37" officeooo:paragraph-rsid="000c8452" fo:background-color="#b4c7dc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8deb3" officeooo:paragraph-rsid="0008deb3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95c37"/>
    </style:style>
    <style:style style:name="T3" style:family="text">
      <style:text-properties officeooo:rsid="000a3eef"/>
    </style:style>
    <style:style style:name="T4" style:family="text">
      <style:text-properties officeooo:rsid="000c84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odelo Relacional ONG Primero por el B y segundo por el A.</text:p>
      <text:p text:style-name="P13"/>
      <text:p text:style-name="P10">TIPO B:</text:p>
      <text:p text:style-name="P1"/>
      <text:p text:style-name="P2">ONG: <text:span text:style-name="T2">(</text:span><text:span text:style-name="T1">Cod_Aso</text:span>, CIF, Nombre, Direccion, Provincia, Tipo (E,I,D..), Utilidad_Pub(S/N)<text:span text:style-name="T2">)</text:span></text:p>
      <text:p text:style-name="P2"/>
      <text:p text:style-name="P2">Proyecto: <text:span text:style-name="T2">(</text:span><text:span text:style-name="T1">Num_Orden</text:span>, Pais, Zona, Objetivo, Num_Ben, <text:span text:style-name="T2">{FK ONG Cod_Aso UC DC})</text:span></text:p>
      <text:p text:style-name="P4"/>
      <text:p text:style-name="P8">Trabaja: ({FK Persona Cod_Persona, FK Proyecto Num_Orden})</text:p>
      <text:p text:style-name="P8"/>
      <text:p text:style-name="P8">Colabora: ({FK Persona Cod_Persona, FK ONG Cod_Aso}, Fec_Alta, Cuota_Men, Cuota_Anual (Derivado))</text:p>
      <text:p text:style-name="P7"/>
      <text:p text:style-name="P11">Extension Tipo B:</text:p>
      <text:p text:style-name="P5"/>
      <text:p text:style-name="P5">Socio: <text:span text:style-name="T1">Cod_Persona</text:span>, DNI, Nombre, Direccion, Telefono, Provincia</text:p>
      <text:p text:style-name="P5"/>
      <text:p text:style-name="P5">Trabajador: <text:span text:style-name="T1">Cod_Persona</text:span>, DNI, Nombre, Fec_Ingreso</text:p>
      <text:p text:style-name="P5"/>
      <text:p text:style-name="P5">Asalariado: <text:span text:style-name="T1">Cod_Persona</text:span>, DNI, Nombre, Fec_Ingreso, Cargo, Sueldo, SS, IRPF</text:p>
      <text:p text:style-name="P5"/>
      <text:p text:style-name="P5">Voluntario: <text:span text:style-name="T1">Cod_Persona</text:span>, DNI, Nombre, Fec_Ingreso, Fec_Nac, Profesion, Num</text:p>
      <text:p text:style-name="P5"/>
      <text:p text:style-name="P10">TIPO A:</text:p>
      <text:p text:style-name="P10"/>
      <text:p text:style-name="P6">Persona: (<text:span text:style-name="T1">Cod_Persona</text:span>, DNI, Nombre, <text:span text:style-name="T3">{FK ONG Cod_Aso UC DC})</text:span></text:p>
      <text:p text:style-name="P6"/>
      <text:p text:style-name="P3">ONG: <text:span text:style-name="T2">(</text:span><text:span text:style-name="T1">Cod_Aso</text:span>, CIF, Nombre, Direccion, Provincia, Tipo (E,I,D..), Utilidad_Pub(S/N)<text:span text:style-name="T2">)</text:span></text:p>
      <text:p text:style-name="P3"/>
      <text:p text:style-name="P3">Proyecto: <text:span text:style-name="T2">(</text:span><text:span text:style-name="T1">Num_Orden</text:span>, Pais, Zona, Objetivo, Num_Ben, <text:span text:style-name="T2">{FK ONG Cod_Aso UC DC})</text:span></text:p>
      <text:p text:style-name="P6"/>
      <text:p text:style-name="P9">Trabaja: ({FK Persona Cod_Persona, FK Proyecto Num_Orden})</text:p>
      <text:p text:style-name="P9"/>
      <text:p text:style-name="P9">Colabora: ({FK Persona Cod_Persona, FK ONG Cod_Aso}, Fec_Alta, Cuota_Men, Cuota_Anual (Derivado))</text:p>
      <text:p text:style-name="P9"/>
      <text:p text:style-name="P12">Extension Tipo <text:span text:style-name="T4">A</text:span>:</text:p>
      <text:p text:style-name="P6"/>
      <text:p text:style-name="P6">Socio: <text:span text:style-name="T1">Cod_Persona</text:span>, DNI, Nombre, Direccion, Telefono, Provincia</text:p>
      <text:p text:style-name="P6"><text:soft-page-break/></text:p>
      <text:p text:style-name="P6">Trabajador: <text:span text:style-name="T1">Cod_Persona</text:span>, DNI, Nombre, Fec_Ingreso</text:p>
      <text:p text:style-name="P6"/>
      <text:p text:style-name="P6">Asalariado: <text:span text:style-name="T1">Cod_Persona</text:span>, DNI, Nombre, Fec_Ingreso, Cargo, Sueldo, SS, IRPF</text:p>
      <text:p text:style-name="P6"/>
      <text:p text:style-name="P6">Voluntario: <text:span text:style-name="T1">Cod_Persona</text:span>, DNI, Nombre, Fec_Ingreso, Fec_Nac, Profesion, Num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10:59:18.780000000</meta:creation-date>
    <dc:date>2024-11-19T12:54:45.780000000</dc:date>
    <meta:editing-duration>PT24M15S</meta:editing-duration>
    <meta:editing-cycles>1</meta:editing-cycles>
    <meta:document-statistic meta:table-count="0" meta:image-count="0" meta:object-count="0" meta:page-count="2" meta:paragraph-count="22" meta:word-count="165" meta:character-count="1315" meta:non-whitespace-character-count="1172"/>
    <meta:generator>LibreOffice/24.2.4.2$Windows_X86_64 LibreOffice_project/51a6219feb6075d9a4c46691dcfe0cd9c4fff3c2</meta:generator>
  </office:meta>
</office:document-meta>
</file>